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officeooo:rsid="00292969" officeooo:paragraph-rsid="00292969"/>
    </style:style>
    <style:style style:name="P3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4" style:family="paragraph">
      <loext:graphic-properties draw:fill="none"/>
      <style:paragraph-properties fo:text-align="center"/>
      <style:text-properties fo:color="#000000" loext:opacity="100%" fo:font-size="18pt"/>
    </style:style>
    <style:style style:name="P5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8pt" fo:language="en" fo:country="US" fo:font-weight="bold" officeooo: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2" draw:text-style-name="P5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4" svg:width="3.7551in" svg:height="0.3185in" svg:x="2.0854in" svg:y="9.9453in"><text:p text:style-name="P1"><text:span text:style-name="T3">Lm. </text:span><text:span text:style-name="T4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4" svg:width="4.135in" svg:height="0.4461in" svg:x="1.9917in" svg:y="2.5917in"><text:p text:style-name="P2"><text:span text:style-name="T2">B</text:span><text:span text:style-name="T1">Ộ L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2-02-24T12:55:49.962000000</dc:date>
    <meta:editing-cycles>35</meta:editing-cycles>
    <meta:editing-duration>PT2H13M16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2" meta:word-count="5" meta:character-count="17" meta:non-whitespace-character-count="14"/>
  </office:meta>
</office:document-meta>
</file>